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Verdana" svg:font-family="Verdana, Arial, sans-serif"/>
    <style:font-face style:name="Liberation Serif" svg:font-family="'Liberation Serif'" style:font-family-generic="roman"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T1" style:family="text">
      <style:text-properties fo:color="#191919" style:font-name="Verdana" fo:font-size="7.19999980926514pt" fo:letter-spacing="normal" fo:font-style="italic" fo:font-weight="normal"/>
    </style:style>
    <style:style style:name="T2" style:family="text">
      <style:text-properties fo:color="#191919" style:font-name="Verdana" fo:font-size="10.8000001907349pt" fo:letter-spacing="normal" fo:font-style="italic" style:text-underline-style="solid" style:text-underline-width="auto" style:text-underline-color="font-color" fo:font-weight="normal"/>
    </style:style>
    <style:style style:name="T3" style:family="text">
      <style:text-properties fo:color="#191919" style:font-name="Verdana" fo:font-size="10.8000001907349pt" fo:letter-spacing="normal" fo:font-style="italic" fo:font-weight="bold"/>
    </style:style>
    <style:style style:name="T4" style:family="text">
      <style:text-properties fo:color="#191919" style:font-name="Verdana" fo:letter-spacing="normal" fo:font-style="italic" fo:font-weight="normal"/>
    </style:style>
    <style:style style:name="T5" style:family="text">
      <style:text-properties fo:color="#191919" style:font-name="Verdana" fo:font-size="14pt" fo:letter-spacing="normal" fo:font-style="italic" style:text-underline-style="solid" style:text-underline-width="auto" style:text-underline-color="font-color" fo:font-weight="normal" style:font-size-asian="14pt" style:font-size-complex="14pt"/>
    </style:style>
    <style:style style:name="T6" style:family="text">
      <style:text-properties fo:color="#191919" style:font-name="Verdana" fo:font-size="14pt" fo:letter-spacing="normal" fo:font-style="italic" fo:font-weight="normal" style:font-size-asian="14pt" style:font-size-complex="14pt"/>
    </style:style>
    <style:style style:name="T7" style:family="text">
      <style:text-properties fo:color="#191919" fo:font-size="14pt" fo:letter-spacing="normal" fo:font-style="italic" style:text-underline-style="solid" style:text-underline-width="auto" style:text-underline-color="font-color" fo:font-weight="normal" style:font-size-asian="14pt" style:font-size-complex="14pt"/>
    </style:style>
    <style:style style:name="T8" style:family="text">
      <style:text-properties fo:color="#191919" fo:font-size="14pt" fo:letter-spacing="normal" fo:font-style="italic" fo:font-weight="normal" style:font-size-asian="14pt" style:font-size-complex="14pt"/>
    </style:style>
    <style:style style:name="T9" style:family="text">
      <style:text-properties fo:color="#191919" fo:font-size="10.8000001907349pt" fo:letter-spacing="normal" fo:font-style="italic" fo:font-weight="bold"/>
    </style:style>
    <style:style style:name="T10" style:family="text">
      <style:text-properties fo:color="#191919" fo:letter-spacing="normal" fo:font-style="italic" fo:font-weight="normal"/>
    </style:style>
    <style:style style:name="T11" style:family="text">
      <style:text-properties fo:color="#191919" style:font-name="Bahnschrift Light" fo:font-size="14pt" fo:letter-spacing="normal" fo:font-style="italic" style:text-underline-style="solid" style:text-underline-width="auto" style:text-underline-color="font-color" fo:font-weight="normal" style:font-size-asian="14pt" style:font-size-complex="14pt"/>
    </style:style>
    <style:style style:name="T12" style:family="text">
      <style:text-properties fo:color="#191919" style:font-name="Bahnschrift Light" fo:font-size="14pt" fo:letter-spacing="normal" fo:font-style="italic" style:text-underline-style="solid" style:text-underline-width="auto" style:text-underline-color="font-color" fo:font-weight="normal" style:font-size-asian="14pt" style:font-style-asian="italic" style:font-size-complex="14pt" style:font-style-complex="italic"/>
    </style:style>
    <style:style style:name="T13" style:family="text">
      <style:text-properties fo:color="#191919" style:font-name="Bahnschrift Light" fo:font-size="14pt" fo:letter-spacing="normal" fo:font-style="italic" fo:font-weight="normal" style:font-size-asian="14pt" style:font-size-complex="14pt"/>
    </style:style>
    <style:style style:name="T14" style:family="text">
      <style:text-properties fo:color="#191919" style:font-name="Bahnschrift Light" fo:font-size="14pt" fo:letter-spacing="normal" fo:font-style="italic" fo:font-weight="normal" style:font-size-asian="14pt" style:font-style-asian="italic" style:font-size-complex="14pt" style:font-style-complex="italic"/>
    </style:style>
    <style:style style:name="T15" style:family="text">
      <style:text-properties fo:color="#191919" style:font-name="Bahnschrift Light" fo:font-size="14pt" fo:letter-spacing="normal" style:text-underline-style="solid" style:text-underline-width="auto" style:text-underline-color="font-color" fo:font-weight="normal" style:font-size-asian="14pt" style:font-size-complex="14pt"/>
    </style:style>
    <style:style style:name="T16" style:family="text">
      <style:text-properties fo:color="#191919" style:font-name="Bahnschrift Light" fo:font-size="14pt" fo:letter-spacing="normal" fo:font-weight="normal" style:font-size-asian="14pt" style:font-size-complex="14pt"/>
    </style:style>
    <style:style style:name="T17" style:family="text">
      <style:text-properties fo:color="#191919" style:font-name="Bahnschrift Light"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18" style:family="text">
      <style:text-properties fo:color="#191919" style:font-name="Bahnschrift Light" fo:font-size="14pt" fo:letter-spacing="normal" fo:font-style="normal" fo:font-weight="normal" style:font-size-asian="14pt" style:font-style-asian="normal" style:font-size-complex="14pt" style:font-style-complex="normal"/>
    </style:style>
    <style:style style:name="T19" style:family="text">
      <style:text-properties fo:color="#191919" style:font-name="Bahnschrift Light" fo:font-size="14pt" fo:letter-spacing="normal" fo:font-style="normal" fo:font-weight="bold" style:font-size-asian="14pt" style:font-style-asian="normal" style:font-size-complex="14pt" style:font-style-complex="normal"/>
    </style:style>
    <style:style style:name="T20" style:family="text">
      <style:text-properties fo:color="#191919" style:font-name="Bahnschrift Light" fo:font-size="14pt" fo:letter-spacing="normal" fo:language="fr" fo:country="FR" fo:font-style="normal" fo:font-weight="normal" style:font-size-asian="14pt" style:font-style-asian="normal" style:font-size-complex="14pt" style:font-style-complex="normal"/>
    </style:style>
    <style:style style:name="T21" style:family="text">
      <style:text-properties fo:color="#191919" style:font-name="Bahnschrift Light" fo:font-size="10.8000001907349pt" fo:letter-spacing="normal" fo:font-style="italic" fo:font-weight="bold"/>
    </style:style>
    <style:style style:name="T22" style:family="text">
      <style:text-properties fo:color="#191919" style:font-name="Bahnschrift Light" fo:font-size="10.8000001907349pt" fo:letter-spacing="normal" fo:font-style="italic" fo:font-weight="bold" style:font-style-asian="italic" style:font-style-complex="italic"/>
    </style:style>
    <style:style style:name="T23" style:family="text">
      <style:text-properties fo:color="#191919" style:font-name="Bahnschrift Light" fo:font-size="10.8000001907349pt" fo:letter-spacing="normal" fo:font-weight="bold"/>
    </style:style>
    <style:style style:name="T24" style:family="text">
      <style:text-properties fo:color="#191919" style:font-name="Bahnschrift Light" fo:font-size="10.8000001907349pt" fo:letter-spacing="normal" fo:font-style="normal" fo:font-weight="bold" style:font-style-asian="normal" style:font-style-complex="normal"/>
    </style:style>
    <style:style style:name="T25" style:family="text">
      <style:text-properties fo:color="#191919" style:font-name="Bahnschrift Light" fo:letter-spacing="normal" fo:font-style="italic" fo:font-weight="normal"/>
    </style:style>
    <style:style style:name="T26" style:family="text">
      <style:text-properties fo:color="#191919" style:font-name="Bahnschrift Light" fo:letter-spacing="normal" fo:font-style="italic" fo:font-weight="normal" style:font-style-asian="italic" style:font-style-complex="italic"/>
    </style:style>
    <style:style style:name="T27" style:family="text">
      <style:text-properties fo:color="#191919" style:font-name="Bahnschrift Light" fo:letter-spacing="normal" fo:font-weight="normal"/>
    </style:style>
    <style:style style:name="T28" style:family="text">
      <style:text-properties fo:color="#191919" style:font-name="Bahnschrift Light" fo:letter-spacing="normal" fo:font-style="normal" fo:font-weight="normal" style:font-style-asian="normal" style:font-style-complex="normal"/>
    </style:style>
    <style:style style:name="T29" style:family="text">
      <style:text-properties fo:color="#191919" style:font-name="Bahnschrift Light" fo:letter-spacing="normal" fo:font-style="normal" style:text-underline-style="solid" style:text-underline-width="auto" style:text-underline-color="font-color" fo:font-weight="normal" style:font-style-asian="normal" style:font-style-complex="normal"/>
    </style:style>
    <style:style style:name="T30" style:family="text">
      <style:text-properties fo:color="#191919" style:font-name="Bahnschrift Light" fo:letter-spacing="normal" fo:font-style="normal" fo:font-weight="bold" style:font-style-asian="normal" style:font-style-complex="normal"/>
    </style:style>
    <style:style style:name="T31" style:family="text">
      <style:text-properties fo:color="#191919" style:font-name="Bahnschrift Light" fo:font-size="11pt" fo:letter-spacing="normal" fo:font-style="normal" style:text-underline-style="solid" style:text-underline-width="auto" style:text-underline-color="font-color" fo:font-weight="normal" style:font-size-asian="11pt" style:font-style-asian="normal" style:font-size-complex="11pt" style:font-style-complex="normal"/>
    </style:style>
    <style:style style:name="T32" style:family="text">
      <style:text-properties fo:color="#191919" style:font-name="Bahnschrift Light" fo:font-size="11pt" fo:letter-spacing="normal" fo:font-style="normal" fo:font-weight="normal" style:font-size-asian="11pt" style:font-style-asian="normal" style:font-size-complex="11pt" style:font-style-complex="normal"/>
    </style:style>
    <style:style style:name="T33" style:family="text">
      <style:text-properties fo:color="#191919" style:font-name="Bahnschrift Light" fo:font-size="11pt" fo:letter-spacing="normal" fo:font-style="normal" fo:font-weight="bold" style:font-size-asian="11pt" style:font-style-asian="normal" style:font-size-complex="11pt" style:font-style-complex="normal"/>
    </style:style>
    <style:style style:name="T34" style:family="text">
      <style:text-properties fo:color="#7ba455" style:text-line-through-style="none" style:text-line-through-type="none" style:font-name="Verdana" fo:font-size="7.19999980926514pt" fo:letter-spacing="normal" fo:font-style="italic" style:text-underline-style="none" fo:font-weight="normal" style:text-blinking="false" loext:padding="0cm" loext:border="none"/>
    </style:style>
    <style:style style:name="T35" style:family="text">
      <style:text-properties fo:color="#7ba455" style:text-line-through-style="none" style:text-line-through-type="none" style:font-name="Verdana" fo:font-size="14pt" fo:letter-spacing="normal" fo:font-style="italic" style:text-underline-style="none" fo:font-weight="normal" style:text-blinking="false" style:font-size-asian="14pt" style:font-size-complex="14pt" loext:padding="0cm" loext:border="none"/>
    </style:style>
    <style:style style:name="T36" style:family="text">
      <style:text-properties fo:color="#7ba455" style:text-line-through-style="none" style:text-line-through-type="none" fo:font-size="14pt" fo:letter-spacing="normal" fo:font-style="italic" style:text-underline-style="none" fo:font-weight="normal" style:text-blinking="false" style:font-size-asian="14pt" style:font-size-complex="14pt" loext:padding="0cm" loext:border="none"/>
    </style:style>
    <style:style style:name="T37" style:family="text">
      <style:text-properties fo:color="#7ba455" style:text-line-through-style="none" style:text-line-through-type="none" style:font-name="Bahnschrift Light" fo:font-size="14pt" fo:letter-spacing="normal" fo:font-style="italic" style:text-underline-style="none" fo:font-weight="normal" style:text-blinking="false" style:font-size-asian="14pt" style:font-size-complex="14pt" loext:padding="0cm" loext:border="none"/>
    </style:style>
    <style:style style:name="T38" style:family="text">
      <style:text-properties fo:color="#7ba455" style:text-line-through-style="none" style:text-line-through-type="none" style:font-name="Bahnschrift Light" fo:font-size="14pt" fo:letter-spacing="normal" fo:font-style="italic" style:text-underline-style="none" fo:font-weight="normal" style:text-blinking="false" style:font-size-asian="14pt" style:font-style-asian="italic" style:font-size-complex="14pt" style:font-style-complex="italic" loext:padding="0cm" loext:border="none"/>
    </style:style>
    <style:style style:name="T39" style:family="text">
      <style:text-properties fo:color="#7ba455" style:text-line-through-style="none" style:text-line-through-type="none" style:font-name="Bahnschrift Light" fo:font-size="14pt" fo:letter-spacing="normal" style:text-underline-style="none" fo:font-weight="normal" style:text-blinking="false" style:font-size-asian="14pt" style:font-size-complex="14pt" loext:padding="0cm" loext:border="none"/>
    </style:style>
    <style:style style:name="T40" style:family="text">
      <style:text-properties fo:color="#7ba455" style:text-line-through-style="none" style:text-line-through-type="none" style:font-name="Bahnschrift Light" fo:font-size="14pt" fo:letter-spacing="normal" fo:font-style="normal" style:text-underline-style="none" fo:font-weight="normal" style:text-blinking="false" style:font-size-asian="14pt" style:font-style-asian="normal" style:font-size-complex="14pt" style:font-style-complex="normal" loext:padding="0cm" loext:border="none"/>
    </style:style>
    <style:style style:name="T41" style:family="text">
      <style:text-properties fo:color="#7ba455" style:text-line-through-style="none" style:text-line-through-type="none" style:font-name="Bahnschrift Light" fo:letter-spacing="normal" fo:font-style="normal" style:text-underline-style="none" fo:font-weight="normal" style:text-blinking="false" style:font-style-asian="normal" style:font-style-complex="normal" loext:padding="0cm" loext:border="none"/>
    </style:style>
    <style:style style:name="T42" style:family="text">
      <style:text-properties fo:color="#7ba455" style:text-line-through-style="none" style:text-line-through-type="none" style:font-name="Bahnschrift Light" fo:font-size="11pt" fo:letter-spacing="normal" fo:font-style="normal" style:text-underline-style="none" fo:font-weight="normal" style:text-blinking="false" style:font-size-asian="11pt" style:font-style-asian="normal" style:font-size-complex="11pt" style:font-style-complex="normal" loext:padding="0cm" loext:border="none"/>
    </style:style>
    <style:style style:name="T43" style:family="text">
      <style:text-properties fo:font-size="14pt" style:font-size-asian="14pt" style:font-size-complex="14pt"/>
    </style:style>
    <style:style style:name="T44" style:family="text">
      <style:text-properties style:font-name="Bahnschrift Light"/>
    </style:style>
    <style:style style:name="T45" style:family="text">
      <style:text-properties style:font-name="Bahnschrift Light" fo:font-size="14pt" style:font-size-asian="14pt" style:font-size-complex="14pt"/>
    </style:style>
    <style:style style:name="T46" style:family="text">
      <style:text-properties style:font-name="Bahnschrift Light" fo:font-size="14pt" fo:font-style="italic" style:font-size-asian="14pt" style:font-style-asian="italic" style:font-size-complex="14pt" style:font-style-complex="italic"/>
    </style:style>
    <style:style style:name="T47" style:family="text">
      <style:text-properties style:font-name="Bahnschrift Light" fo:font-size="14pt" fo:font-style="normal" style:font-size-asian="14pt" style:font-style-asian="normal" style:font-size-complex="14pt" style:font-style-complex="normal"/>
    </style:style>
    <style:style style:name="T48" style:family="text">
      <style:text-properties style:font-name="Bahnschrift Light" fo:font-style="italic" style:font-style-asian="italic" style:font-style-complex="italic"/>
    </style:style>
    <style:style style:name="T49" style:family="text">
      <style:text-properties style:font-name="Bahnschrift Light" fo:font-style="normal" style:font-style-asian="normal" style:font-style-complex="normal"/>
    </style:style>
    <style:style style:name="T50" style:family="text">
      <style:text-properties style:font-name="Bahnschrift Light" fo:font-size="11pt" fo:font-style="normal" style:font-size-asian="11pt" style:font-style-asian="normal" style:font-size-complex="11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7">Pré-requis:</text:span><text:span text:style-name="T47"><text:line-break/></text:span><text:span text:style-name="T18">Je vous </text:span><text:span text:style-name="T20">conseil</text:span><text:span text:style-name="T18"> (mais normalement je n'ai pas besoin) de vous créer de nouveaux comptes, n'utilisez pas vos comptes perso! Et essayez de mettre toujours un peu le même nom, ce sera plus crédible!</text:span><text:span text:style-name="T47"><text:line-break/></text:span><text:span text:style-name="T18">- Un compte mail</text:span><text:span text:style-name="T47"><text:line-break/></text:span><text:span text:style-name="T18">- Un compte paypal (ou autre, mais paypal est pas mal pour le transfert d'argent, il donne confiance vu que paypal est (censé être) sécurisé.</text:span><text:span text:style-name="T47"><text:line-break/></text:span><text:span text:style-name="T18">- Un tchat gratuit (personnellement j'utilise coco.fr)</text:span><text:span text:style-name="T47"><text:line-break/></text:span><text:span text:style-name="T18">- Un pack pour l'e-whoring (je vous conseil celui </text:span><text:a xlink:type="simple" xlink:href="https://instant-hack.to/threads/18-enorme-pack-e-whoring.53235/page-2#post-577085" text:style-name="Internet_20_link" text:visited-style-name="Visited_20_Internet_20_Link"><text:span text:style-name="T40">là</text:span></text:a><text:span text:style-name="T18">, il regroupe plusieurs pack et perso j'utilise le pack 1)</text:span><text:span text:style-name="T47"><text:line-break/></text:span><text:span text:style-name="T18">- Un VPN, il faut être le plus possible anonyme!</text:span><text:span text:style-name="T47"><text:line-break/></text:span><text:span text:style-name="T18">- De la patience et du tact</text:span><text:span text:style-name="T47"><text:line-break/><text:line-break/></text:span><text:span text:style-name="T19">La recherche:</text:span><text:span text:style-name="T47"><text:line-break/></text:span><text:span text:style-name="T18">Bien, maintenant que vous aurez tout les éléments en poche, il faut trouver une victime et lui donner confiance (la base...)<text:line-break/>Je vous conseil d'être le plus jovial possible (sans trop en faire bien sur!). Commencez la discussion normalement, un "ça va?" suffit.<text:line-break/><text:line-break/>Ensuite demandez ce qui lui il cherche sur ce tchat (si il ne vous l'a pas déjà demandé). Dites lui que vous vous êtes ici pour arrondir vos fin de moi, la plupart du temps je dis: "pour être franche, je cherche à gagner un peu d'argent". Dans la plupart des cas la victime va vous demandez comment vous comptez vous faire de l'argent.<text:line-break/><text:line-break/>C'est maintenant que les choses sérieuse commence! Il faut lui montrer que vous n'êtes pas un fake, lui faire penser que les photos que vous lui envoyerez ne seront pas des photos piochés au hasard sur internet (même si c'est le cas). Pour cela, dîtes lui que vous êtes "gentille aujourd'hui" ou "de bonne humeur" (je vous laisse inventer) et envoyez lui une photo presque nue (mais pas totalement, sinon il va se barrer et vous allez rien gagner...). Perso j'envois en premier une photo en soutif (de la fille, pas de moi...) et dîtes lui que si il veut plus il devra payer, dîtes lui que d'habitude vous faîte des photos nue pour 3/5€ mais qu'aujourd'hui vous les faîtes pour 1/2€. Il y a deux cas fortement possible:<text:line-break/><text:line-break/>- Il ne vous croit pas, ou du moins il ne veut pas payer, essayer de l'amadouer en envoyant une photo un peu plus dénudé que celle envoyé juste avant (MAIS PAS TOTALEMENT NUE! Sinon il va se barrer encore une fois.). Oubliez pas de dire encore une fois que c'est parce que vous êtes "gentille" ou justement que lui à "l'air sympas". Et si il accepte voyez continuer à lire! Sinon recommencer sur </text:span><text:soft-page-break/><text:span text:style-name="T18">une autre personne... (C'est pour cela qu'il faut de la patience!)<text:line-break/><text:line-break/>- Si il accepte directement (ou qu'il a changer d'avis), dîtes lui que vous préférez être payer par "paypal car c'est plus sécurisé" et donnez lui votre adresse paypal. Discuter tranquillement et jovialement! Après je vous laisse improviser!<text:line-break/><text:line-break/>Ensuite, envoyez vous, du faux compte paypal vers votre paypal perso, l'argent que vous avez gagner. (Et si vous êtes de vrai parano, et que vous avez une technique un peu plus "anonyme", dites le moi!)</text:span><text:span text:style-name="T47">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Verdana" svg:font-family="Verdana, Arial, sans-serif"/>
    <style:font-face style:name="Liberation Serif" svg:font-family="'Liberation Serif'" style:font-family-generic="roman"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19-09-28T17:46:33.220000000</dc:date>
    <meta:editing-duration>PT1M4S</meta:editing-duration>
    <meta:editing-cycles>1</meta:editing-cycles>
    <meta:document-statistic meta:table-count="0" meta:image-count="0" meta:object-count="0" meta:page-count="2" meta:paragraph-count="1" meta:word-count="505" meta:character-count="2855" meta:non-whitespace-character-count="2344"/>
  </office:meta>
</office:document-meta>
</file>